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68bf4"/>
    </style:style>
    <style:style style:name="P2" style:family="paragraph" style:parent-style-name="Title">
      <style:text-properties style:font-name="Liberation Sans" fo:font-size="28pt" fo:font-weight="bold" officeooo:rsid="002cc198" officeooo:paragraph-rsid="002cc198" style:font-name-asian="Noto Sans CJK SC" style:font-size-asian="28pt" style:font-weight-asian="bold" style:font-name-complex="FreeSans" style:font-size-complex="28pt" style:font-weight-complex="bold"/>
    </style:style>
    <style:style style:name="P3" style:family="paragraph" style:parent-style-name="Footer">
      <style:text-properties officeooo:paragraph-rsid="002cc198"/>
    </style:style>
    <style:style style:name="P4" style:family="paragraph" style:parent-style-name="Heading_20_1">
      <style:text-properties officeooo:rsid="002cc198" officeooo:paragraph-rsid="002cc198"/>
    </style:style>
    <style:style style:name="P5" style:family="paragraph" style:parent-style-name="Heading_20_1">
      <style:text-properties officeooo:rsid="002ef0ea" officeooo:paragraph-rsid="002ef0ea"/>
    </style:style>
    <style:style style:name="P6" style:family="paragraph" style:parent-style-name="Heading_20_1">
      <style:text-properties officeooo:rsid="00306813" officeooo:paragraph-rsid="00306813"/>
    </style:style>
    <style:style style:name="P7" style:family="paragraph" style:parent-style-name="Heading_20_3">
      <style:text-properties officeooo:rsid="002cc198" officeooo:paragraph-rsid="002cc198"/>
    </style:style>
    <style:style style:name="P8" style:family="paragraph" style:parent-style-name="Heading_20_3">
      <style:text-properties officeooo:rsid="002d7483" officeooo:paragraph-rsid="002d7483"/>
    </style:style>
    <style:style style:name="P9" style:family="paragraph" style:parent-style-name="Heading_20_3">
      <style:text-properties officeooo:rsid="00306813" officeooo:paragraph-rsid="00306813"/>
    </style:style>
    <style:style style:name="P10" style:family="paragraph" style:parent-style-name="Quotations">
      <style:paragraph-properties fo:text-align="center" style:justify-single-word="false"/>
    </style:style>
    <style:style style:name="P11" style:family="paragraph" style:parent-style-name="Text_20_body">
      <style:text-properties officeooo:rsid="002cc198" officeooo:paragraph-rsid="002cc198"/>
    </style:style>
    <style:style style:name="P12" style:family="paragraph" style:parent-style-name="Text_20_body" style:list-style-name="L25">
      <style:text-properties officeooo:rsid="002cc198" officeooo:paragraph-rsid="002cc198"/>
    </style:style>
    <style:style style:name="P13" style:family="paragraph" style:parent-style-name="Text_20_body" style:list-style-name="L26">
      <style:text-properties officeooo:rsid="002cc198" officeooo:paragraph-rsid="002cc198"/>
    </style:style>
    <style:style style:name="P14" style:family="paragraph" style:parent-style-name="Text_20_body">
      <style:text-properties officeooo:rsid="002d7483" officeooo:paragraph-rsid="002d7483"/>
    </style:style>
    <style:style style:name="P15" style:family="paragraph" style:parent-style-name="Text_20_body" style:list-style-name="L27">
      <style:text-properties officeooo:paragraph-rsid="002d7483"/>
    </style:style>
    <style:style style:name="P16" style:family="paragraph" style:parent-style-name="Text_20_body">
      <style:text-properties officeooo:rsid="002ef0ea" officeooo:paragraph-rsid="002ef0ea"/>
    </style:style>
    <style:style style:name="P17" style:family="paragraph" style:parent-style-name="Text_20_body" style:list-style-name="L28">
      <style:text-properties officeooo:rsid="002ef0ea" officeooo:paragraph-rsid="002ef0ea"/>
    </style:style>
    <style:style style:name="P18" style:family="paragraph" style:parent-style-name="Text_20_body" style:list-style-name="L29">
      <style:text-properties officeooo:rsid="002ef0ea" officeooo:paragraph-rsid="002ef0ea"/>
    </style:style>
    <style:style style:name="P19" style:family="paragraph" style:parent-style-name="Text_20_body" style:list-style-name="L29">
      <style:text-properties officeooo:paragraph-rsid="002ef0ea"/>
    </style:style>
    <style:style style:name="P20" style:family="paragraph" style:parent-style-name="Text_20_body">
      <style:text-properties officeooo:rsid="00306813" officeooo:paragraph-rsid="00306813"/>
    </style:style>
    <style:style style:name="P21" style:family="paragraph" style:parent-style-name="Text_20_body" style:list-style-name="L31">
      <style:text-properties officeooo:rsid="00306813" officeooo:paragraph-rsid="00306813"/>
    </style:style>
    <style:style style:name="P22" style:family="paragraph" style:parent-style-name="Text_20_body">
      <style:text-properties officeooo:rsid="0031688f" officeooo:paragraph-rsid="0031688f"/>
    </style:style>
    <style:style style:name="P23" style:family="paragraph" style:parent-style-name="Text_20_body" style:list-style-name="L32">
      <style:text-properties officeooo:rsid="0031688f" officeooo:paragraph-rsid="0031688f"/>
    </style:style>
    <style:style style:name="T1" style:family="text">
      <style:text-properties officeooo:rsid="00171d27"/>
    </style:style>
    <style:style style:name="T2" style:family="text">
      <style:text-properties officeooo:rsid="0022dac1"/>
    </style:style>
    <style:style style:name="T3" style:family="text">
      <style:text-properties officeooo:rsid="00268bf4"/>
    </style:style>
    <style:style style:name="T4" style:family="text">
      <style:text-properties officeooo:rsid="00185a41"/>
    </style:style>
    <style:style style:name="T5" style:family="text">
      <style:text-properties fo:font-weight="bold" style:font-weight-asian="bold" style:font-weight-complex="bold"/>
    </style:style>
    <style:style style:name="T6" style:family="text">
      <style:text-properties fo:font-weight="bold" officeooo:rsid="002ef0ea"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cc198"/>
    </style:style>
    <style:style style:name="T9" style:family="text">
      <style:text-properties officeooo:rsid="002d7483"/>
    </style:style>
    <style:style style:name="T10" style:family="text">
      <style:text-properties officeooo:rsid="002ef0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yber Security</text:p>
      <text:h text:style-name="P4" text:outline-level="1">Information Security</text:h>
      <text:p text:style-name="P11">Information security is a <text:span text:style-name="T5">process</text:span>, not an end of state.</text:p>
      <text:p text:style-name="P10">“Information security is the technologies, policies and practices you choose to help you keep data secure”<text:line-break/>-<text:span text:style-name="T8">UK Government Definition</text:span></text:p>
      <text:list xml:id="list3760536781" text:style-name="L25">
        <text:list-item>
          <text:p text:style-name="P12"><text:span text:style-name="T5">Protecting information</text:span> and<text:span text:style-name="T5"> information systems</text:span> from <text:span text:style-name="T5">unauthorized</text:span> access, use, disclosure, <text:span text:style-name="T5">disruption</text:span>, modification or destruction</text:p>
        </text:list-item>
        <text:list-item>
          <text:p text:style-name="P12">Confidentiality, integrity, availability are used to assess information security.</text:p>
          <text:list>
            <text:list-item>
              <text:p text:style-name="P12"><text:span text:style-name="T5">Confidentiality</text:span>: information should only be <text:span text:style-name="T5">seen</text:span> by people who are authorised to access it.</text:p>
            </text:list-item>
            <text:list-item>
              <text:p text:style-name="P12"><text:span text:style-name="T5">Integrity</text:span>: information should only be <text:span text:style-name="T5">modified</text:span> by people who are authorised to do so.</text:p>
            </text:list-item>
            <text:list-item>
              <text:p text:style-name="P12"><text:span text:style-name="T5">Availability</text:span>, information should be <text:span text:style-name="T5">available</text:span> when needed (problems or attacks shouldn’t stop you from getting information from the system.</text:p>
            </text:list-item>
          </text:list>
        </text:list-item>
      </text:list>
      <text:h text:style-name="P4" text:outline-level="1">Security Threats and Attacks</text:h>
      <text:h text:style-name="P7" text:outline-level="3">Passive Attacks</text:h>
      <text:p text:style-name="P11">These attack attempts <text:span text:style-name="T5">make use of information from the system</text:span> by external bodies but <text:span text:style-name="T5">does not affect system resources</text:span>. Passive attacks are in the nature of <text:span text:style-name="T5">eavesdropping</text:span> on, or <text:span text:style-name="T5">monitoring</text:span> of transmissions. The goal of the opponent is to <text:span text:style-name="T5">obtain information</text:span> that is being transmitted from one end to another end.</text:p>
      <text:h text:style-name="P7" text:outline-level="3">Active Attacks</text:h>
      <text:p text:style-name="P11">Active attacks involve some modification of the data stream or the creation of a false data stream. These attacks can be divided into three categories:</text:p>
      <text:list xml:id="list2994822208" text:style-name="L26">
        <text:list-item>
          <text:p text:style-name="P13"><text:span text:style-name="T5">Masquerade</text:span>: an entity <text:span text:style-name="T5">pretends</text:span> to be a different entity</text:p>
        </text:list-item>
        <text:list-item>
          <text:p text:style-name="P13"><text:span text:style-name="T5">Replay</text:span>: the passive capture of data and fraudulently <text:span text:style-name="T5">delayed</text:span> or <text:span text:style-name="T5">repeated</text:span></text:p>
        </text:list-item>
        <text:list-item>
          <text:p text:style-name="P13"><text:span text:style-name="T5">Modification</text:span> of message: data is <text:span text:style-name="T5">modified</text:span> by a middleman</text:p>
        </text:list-item>
      </text:list>
      <text:p text:style-name="P11">In a <text:span text:style-name="T5">spoof</text:span> attack, the hacker <text:span text:style-name="T5">modifies/changes</text:span> the source <text:span text:style-name="T5">IP address</text:span> of the packets so that they appear to be coming from someone else, whilst the receiver will think that the packets are coming from legitimate sources.</text:p>
      <text:h text:style-name="P7" text:outline-level="3"><text:soft-page-break/>Distributed Attacks</text:h>
      <text:p text:style-name="P11">A distributed attack requires that the <text:span text:style-name="T5">adversary introduce code</text:span>, such as a back-door program or Trojan horse, to “trusted” software that will later be distributed to many other companies and users of those companies.</text:p>
      <text:h text:style-name="P8" text:outline-level="3">Insider Attack</text:h>
      <text:p text:style-name="P14">An inside attack involves someone from the <text:span text:style-name="T5">inside</text:span>, such as an employee. An insider attack is a malicious attack perpetrated on a network or computer system by a person with authorized system access.</text:p>
      <text:h text:style-name="P8" text:outline-level="3">Social Engineering Attacks</text:h>
      <text:p text:style-name="P14">Social engineering is the term used for a broad range of malicious activities accomplished through <text:span text:style-name="T5">human interactions</text:span>. It uses <text:span text:style-name="T5">psychological manipulation</text:span> to trick users into making security mistakes or giving away sensitive information.</text:p>
      <text:list xml:id="list3870240536" text:style-name="L27">
        <text:list-item>
          <text:p text:style-name="P15"><text:span text:style-name="T9">e.g.: Phishing, baiting, scareware, pretexting, spear phishing</text:span></text:p>
        </text:list-item>
      </text:list>
      <text:p text:style-name="P14">In a phishing attack, when an attacker wants you to install malware or retrieve sensitive information, they often pretend to be someone else to get you to take an action you normally wouldn’t do.</text:p>
      <text:h text:style-name="P8" text:outline-level="3">Denial of Service Attacks</text:h>
      <text:p text:style-name="P14">If you flood a website with an o<text:span text:style-name="T5">verwhelming amount of traffic</text:span>, you’ll overload the website’s server and it’ll be impossible for the website to serve up its content to visitors who are trying to access it.</text:p>
      <text:p text:style-name="P14">This can happen for reasons (like Black Friday), but often, this kind of traffic overload is malicious, as an attacker does this to <text:span text:style-name="T5">shut it down for all users</text:span>.</text:p>
      <text:h text:style-name="P5" text:outline-level="1">Software Faults and Hazards</text:h>
      <text:p text:style-name="P16">Software vulnerabilities involve <text:span text:style-name="T5">bugs</text:span> in software.</text:p>
      <text:p text:style-name="P16">Some bugs create <text:span text:style-name="T5">information leakage</text:span> or <text:span text:style-name="T5">elevate user privileges</text:span>.</text:p>
      <text:list xml:id="list2452784729" text:style-name="L28">
        <text:list-item>
          <text:p text:style-name="P17"><text:span text:style-name="T5">Buffer overflows</text:span>: These are forms of security vulnerabilities that frequently give a potential attacker full control of the computer.</text:p>
        </text:list-item>
        <text:list-item>
          <text:p text:style-name="P17"><text:span text:style-name="T5">Cross-site scripting</text:span> (XSS) errors are a type of coding error where a malicious party can trigger execution of software from their browser.</text:p>
        </text:list-item>
      </text:list>
      <text:list xml:id="list2586918575" text:style-name="L29">
        <text:list-item>
          <text:list>
            <text:list-item>
              <text:p text:style-name="P19"><text:span text:style-name="T10">The attacker </text:span><text:span text:style-name="T6">crafts</text:span><text:span text:style-name="T10"> a URL containing the </text:span><text:span text:style-name="T6">malicious string</text:span><text:span text:style-name="T10"> and sends it to the victim</text:span></text:p>
            </text:list-item>
            <text:list-item>
              <text:p text:style-name="P18">The user is tricked into opening the link and requesting the malicious URL from the website</text:p>
            </text:list-item>
            <text:list-item>
              <text:p text:style-name="P18"><text:soft-page-break/>The website <text:span text:style-name="T5">includes the malicious string</text:span> in its response to the user</text:p>
            </text:list-item>
            <text:list-item>
              <text:p text:style-name="P18">The <text:span text:style-name="T5">user’s browser</text:span> interprets the malicious JavaScript in the server’s response <text:span text:style-name="T5">as part of the legitimate web page</text:span> and executes the code</text:p>
            </text:list-item>
            <text:list-item>
              <text:p text:style-name="P18">The user’s sensitive information is sent to the attacker’s server</text:p>
            </text:list-item>
          </text:list>
        </text:list-item>
      </text:list>
      <text:h text:style-name="P9" text:outline-level="3">Spams</text:h>
      <text:p text:style-name="P20">These are unsolicited emails sent without the consent of the addressee and without any attempt at targeting recipients who are likely to be interested in contents.</text:p>
      <text:p text:style-name="P20">There are technical means of fighting spam, e.g.:</text:p>
      <text:list xml:id="list3461381063" text:style-name="L31">
        <text:list-item>
          <text:p text:style-name="P21"><text:span text:style-name="T5">Closing loopholes</text:span> that enable spammers to use other people’s computers to relay bulk messages</text:p>
        </text:list-item>
        <text:list-item>
          <text:p text:style-name="P21">The use of <text:span text:style-name="T5">ML</text:span> and other techniques to identify <text:span text:style-name="T5">suspicious features</text:span> of message headers</text:p>
        </text:list-item>
        <text:list-item>
          <text:p text:style-name="P21">The use of <text:span text:style-name="T5">virus detection software</text:span> to reject emails carrying viruses</text:p>
        </text:list-item>
        <text:list-item>
          <text:p text:style-name="P21">Keeping <text:span text:style-name="T5">stop lists</text:span> of sites that are known to send spam.</text:p>
        </text:list-item>
      </text:list>
      <text:h text:style-name="P6" text:outline-level="1">Cyber Security</text:h>
      <text:p text:style-name="P20">A security problem almost always stem from a mix of technical, human and organisational clauses.</text:p>
      <text:p text:style-name="P20">A <text:span text:style-name="T5">cyber attack </text:span><text:span text:style-name="T7">is a malicious attempt, using digital technologies, to cause a personal or property loss or damage, and/or steal or alter confidential personal or organisation data</text:span></text:p>
      <text:p text:style-name="P22"><text:span text:style-name="T7">Cyber security covers all aspects of ensuring the protection of citizens, businesses an critical infrastructures from threats that arise from their use of computers and the internet.</text:span></text:p>
      <text:p text:style-name="P22"><text:span text:style-name="T7">The scope of cyber security includes:</text:span></text:p>
      <text:list xml:id="list885055997" text:style-name="L32">
        <text:list-item>
          <text:p text:style-name="P23"><text:span text:style-name="T7">Techniques of threat and attack analysis and mitigation</text:span></text:p>
        </text:list-item>
        <text:list-item>
          <text:p text:style-name="P23"><text:span text:style-name="T7">Protection and recovery technologies, processes and procedures for individuals, business and government</text:span></text:p>
        </text:list-item>
        <text:list-item>
          <text:p text:style-name="P23"><text:span text:style-name="T7">Policies, laws and regulation relevant to the use of computers and the internet.</text:span></text:p>
        </text:list-item>
      </text:list>
      <text:p text:style-name="P22"><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68bf4"/>
    </style:style>
    <style:style style:name="MP2" style:family="paragraph" style:parent-style-name="Footer">
      <style:text-properties officeooo:paragraph-rsid="002cc198"/>
    </style:style>
    <style:style style:name="MT1" style:family="text">
      <style:text-properties officeooo:rsid="00171d27"/>
    </style:style>
    <style:style style:name="MT2" style:family="text">
      <style:text-properties officeooo:rsid="0022dac1"/>
    </style:style>
    <style:style style:name="MT3" style:family="text">
      <style:text-properties officeooo:rsid="00268bf4"/>
    </style:style>
    <style:style style:name="MT4" style:family="text">
      <style:text-properties officeooo:rsid="002cc198"/>
    </style:style>
    <style:style style:name="MT5" style:family="text">
      <style:text-properties officeooo:rsid="00185a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IPP</text:span><text:span text:style-name="MT1"><text:tab/></text:span><text:span text:style-name="MT3">Introduction to Professional Practice</text:span><text:span text:style-name="MT1"><text:tab/></text:span><text:span text:style-name="MT4">13</text:span><text:span text:style-name="MT1">/</text:span><text:span text:style-name="MT2">10</text:span><text:span text:style-name="MT1">/2020</text:span></text:p>
      </style:header>
      <style:footer>
        <text:p text:style-name="MP2"><text:span text:style-name="MT5">Aaron Patrick Monte<text:tab/></text:span><text:span text:style-name="MT4">Cyber Security</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8:45:18.929843691</meta:creation-date>
    <dc:date>2020-10-13T11:31:49.500977531</dc:date>
    <meta:editing-duration>PT54M16S</meta:editing-duration>
    <meta:editing-cycles>9</meta:editing-cycles>
    <meta:generator>LibreOffice/6.4.6.2$Linux_X86_64 LibreOffice_project/40$Build-2</meta:generator>
    <meta:document-statistic meta:table-count="0" meta:image-count="0" meta:object-count="0" meta:page-count="3" meta:paragraph-count="56" meta:word-count="836" meta:character-count="5272" meta:non-whitespace-character-count="4515"/>
  </office:meta>
</office:document-meta>
</file>